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kWh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4" calcext:value-type="float">
            <text:p>464 </text:p>
          </table:table-cell>
          <table:table-cell office:value-type="float" office:value="50.53" calcext:value-type="float">
            <text:p>50.53 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489" calcext:value-type="float">
            <text:p>489 </text:p>
          </table:table-cell>
          <table:table-cell office:value-type="float" office:value="52.81" calcext:value-type="float">
            <text:p>52.81 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494" calcext:value-type="float">
            <text:p>494 </text:p>
          </table:table-cell>
          <table:table-cell office:value-type="float" office:value="53.27" calcext:value-type="float">
            <text:p>53.27 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660" calcext:value-type="float">
            <text:p>660 </text:p>
          </table:table-cell>
          <table:table-cell office:value-type="float" office:value="70.9" calcext:value-type="float">
            <text:p>70.90 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743" calcext:value-type="float">
            <text:p>743 </text:p>
          </table:table-cell>
          <table:table-cell office:value-type="float" office:value="78.75" calcext:value-type="float">
            <text:p>78.75 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703" calcext:value-type="float">
            <text:p>703 </text:p>
          </table:table-cell>
          <table:table-cell office:value-type="float" office:value="74.97" calcext:value-type="float">
            <text:p>74.97 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794" calcext:value-type="float">
            <text:p>794 </text:p>
          </table:table-cell>
          <table:table-cell office:value-type="float" office:value="83.55" calcext:value-type="float">
            <text:p>83.55 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709" calcext:value-type="float">
            <text:p>709 </text:p>
          </table:table-cell>
          <table:table-cell office:value-type="float" office:value="75.55" calcext:value-type="float">
            <text:p>75.55 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589" calcext:value-type="float">
            <text:p>589 </text:p>
          </table:table-cell>
          <table:table-cell office:value-type="float" office:value="64.19" calcext:value-type="float">
            <text:p>64.19 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99" calcext:value-type="float">
            <text:p>399 </text:p>
          </table:table-cell>
          <table:table-cell office:value-type="float" office:value="46.23" calcext:value-type="float">
            <text:p>46.23 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403" calcext:value-type="float">
            <text:p>403 </text:p>
          </table:table-cell>
          <table:table-cell office:value-type="float" office:value="46.63" calcext:value-type="float">
            <text:p>46.63 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365" calcext:value-type="float">
            <text:p>365 </text:p>
          </table:table-cell>
          <table:table-cell office:value-type="float" office:value="49.9" calcext:value-type="float">
            <text:p>49.90 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443" calcext:value-type="float">
            <text:p>443 </text:p>
          </table:table-cell>
          <table:table-cell office:value-type="float" office:value="58.6" calcext:value-type="float">
            <text:p>58.60 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391" calcext:value-type="float">
            <text:p>391 </text:p>
          </table:table-cell>
          <table:table-cell office:value-type="float" office:value="52.8" calcext:value-type="float">
            <text:p>52.80 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float" office:value="501" calcext:value-type="float">
            <text:p>501 </text:p>
          </table:table-cell>
          <table:table-cell office:value-type="float" office:value="65.06" calcext:value-type="float">
            <text:p>65.06 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float" office:value="646" calcext:value-type="float">
            <text:p>646 </text:p>
          </table:table-cell>
          <table:table-cell office:value-type="float" office:value="81.22" calcext:value-type="float">
            <text:p>81.22 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803" calcext:value-type="float">
            <text:p>803 </text:p>
          </table:table-cell>
          <table:table-cell office:value-type="float" office:value="98.72" calcext:value-type="float">
            <text:p>98.72 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731" calcext:value-type="float">
            <text:p>731 </text:p>
          </table:table-cell>
          <table:table-cell office:value-type="float" office:value="90.69" calcext:value-type="float">
            <text:p>90.69 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786" calcext:value-type="float">
            <text:p>786 </text:p>
          </table:table-cell>
          <table:table-cell office:value-type="float" office:value="96.82" calcext:value-type="float">
            <text:p>96.82 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748" calcext:value-type="float">
            <text:p>748 </text:p>
          </table:table-cell>
          <table:table-cell office:value-type="float" office:value="92.59" calcext:value-type="float">
            <text:p>92.59 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float" office:value="537" calcext:value-type="float">
            <text:p>537 </text:p>
          </table:table-cell>
          <table:table-cell office:value-type="float" office:value="69.09" calcext:value-type="float">
            <text:p>69.09 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float" office:value="564" calcext:value-type="float">
            <text:p>564 </text:p>
          </table:table-cell>
          <table:table-cell office:value-type="float" office:value="72.09" calcext:value-type="float">
            <text:p>72.09 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float" office:value="461" calcext:value-type="float">
            <text:p>461 </text:p>
          </table:table-cell>
          <table:table-cell office:value-type="float" office:value="60.62" calcext:value-type="float">
            <text:p>60.62 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403" calcext:value-type="float">
            <text:p>403 </text:p>
          </table:table-cell>
          <table:table-cell office:value-type="float" office:value="56.34" calcext:value-type="float">
            <text:p>56.34 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436" calcext:value-type="float">
            <text:p>436 </text:p>
          </table:table-cell>
          <table:table-cell office:value-type="float" office:value="61.98" calcext:value-type="float">
            <text:p>61.98 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483" calcext:value-type="float">
            <text:p>483 </text:p>
          </table:table-cell>
          <table:table-cell office:value-type="float" office:value="67.63" calcext:value-type="float">
            <text:p>67.63 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605" calcext:value-type="float">
            <text:p>605 </text:p>
          </table:table-cell>
          <table:table-cell office:value-type="float" office:value="91.2" calcext:value-type="float">
            <text:p>91.20 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755" calcext:value-type="float">
            <text:p>755 </text:p>
          </table:table-cell>
          <table:table-cell office:value-type="float" office:value="108.05" calcext:value-type="float">
            <text:p>108.05 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819" calcext:value-type="float">
            <text:p>819 </text:p>
          </table:table-cell>
          <table:table-cell office:value-type="float" office:value="116.39" calcext:value-type="float">
            <text:p>116.39 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09:43:35.282068252</meta:creation-date>
    <dc:date>2023-07-18T09:59:08.791164196</dc:date>
    <meta:editing-duration>PT14M49S</meta:editing-duration>
    <meta:editing-cycles>5</meta:editing-cycles>
    <meta:generator>LibreOffice/7.3.7.2$Linux_X86_64 LibreOffice_project/30$Build-2</meta:generator>
    <meta:document-statistic meta:table-count="1" meta:cell-count="90" meta:object-count="0"/>
  </office:meta>
</office:document-meta>
</file>